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f1894" style:font-name="arial" style:font-size-asian="12pt" style:font-size-complex="12pt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paragraph-properties fo:text-align="start" style:justify-single-word="false"/>
      <style:text-properties fo:font-size="11pt" fo:font-style="normal" fo:font-weight="normal" officeooo:paragraph-rsid="000f189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0f1894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f1894" style:font-name="arial" style:font-size-asian="11pt" style:font-size-complex="11pt"/>
    </style:style>
    <style:style style:family="paragraph" style:name="P8" style:parent-style-name="Standard">
      <style:text-properties officeooo:paragraph-rsid="000f1894" style:font-name="arial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1894" style:font-name="Arial" style:font-size-asian="10pt" style:font-size-complex="10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Signaletic()&quot;">mailed_data.getSignaletic()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Permis d'environnement classe 1</text:p>
      <text:p text:style-name="P3"/>
      <text:p text:style-name="P5"/>
      <text:p text:style-name="P5"/>
      <text:p text:style-name="P5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licence_view.get_parcels()</text:text-input></text:p>
      <text:p text:style-name="P5"/>
      <text:p text:style-name="P5"/>
      <text:p text:style-name="P6"><text:span text:style-name="T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6">,</text:span></text:p>
      <text:p text:style-name="P5"/>
      <text:p text:style-name="P5"/>
      <text:p text:style-name="P5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5"/>
      <text:p text:style-name="P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13.598994772</dc:date>
    <dc:language>fr-FR</dc:language>
    <meta:editing-cycles>135</meta:editing-cycles>
    <meta:editing-duration>P2DT5H13M21S</meta:editing-duration>
    <meta:document-statistic meta:table-count="1" meta:image-count="0" meta:object-count="0" meta:page-count="1" meta:paragraph-count="14" meta:word-count="120" meta:character-count="1028" meta:non-whitespace-character-count="936"/>
    <meta:user-defined meta:name="Info 1"/>
    <meta:user-defined meta:name="Info 2"/>
    <meta:user-defined meta:name="Info 3"/>
    <meta:user-defined meta:name="Info 4"/>
  </office:meta>
</office:document-meta>
</file>